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文泉驿等宽微米黑" svg:font-family="文泉驿等宽微米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background-color="#ffffff">
        <style:background-image/>
      </style:paragraph-properties>
      <style:text-properties fo:background-color="#ffffff"/>
    </style:style>
    <style:style style:name="P2" style:family="paragraph" style:parent-style-name="Standard">
      <style:paragraph-properties fo:margin-top="0cm" fo:margin-bottom="0cm" fo:text-align="justify" style:justify-single-word="false"/>
      <style:text-properties style:font-name="文泉驿等宽微米黑" fo:font-size="13pt" style:font-name-asian="文泉驿等宽微米黑" style:font-size-asian="13pt" style:font-size-complex="13pt"/>
    </style:style>
    <style:style style:name="P3" style:family="paragraph" style:parent-style-name="Standard">
      <style:paragraph-properties fo:margin-top="0cm" fo:margin-bottom="0cm" fo:text-align="justify" style:justify-single-word="false"/>
      <style:text-properties style:font-name="文泉驿等宽微米黑" fo:font-size="13pt" style:font-name-asian="文泉驿等宽微米黑" style:font-size-asian="13pt" style:font-size-complex="13pt"/>
    </style:style>
    <style:style style:name="T1" style:family="text">
      <style:text-properties fo:color="#dd48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3"/>main.cpp编译后，运行一次程序处理train的158个文件中的一个。每个文件包含400个用户的观影记录。</text:p>
      <text:p text:style-name="P2"/>
      <text:p text:style-name="P2"><text:s text:c="3"/><text:span text:style-name="T1">map</text:span>过程：</text:p>
      <text:p text:style-name="P2"><text:s text:c="3"/>首先建立400个用户的<text:span text:style-name="T1">局部物品-用户倒排索引</text:span></text:p>
      <text:p text:style-name="P2"><text:s text:c="3"/>vector&lt;ushort&gt; item_user_index[7100]</text:p>
      <text:p text:style-name="P2"><text:s text:c="3"/>好处：计算全局物品-用户索引时，对于某个物品f1，若f1不在局部倒排索引中（即item_user_index[f1].size()==0）则跳过该f1，若f1在局部索引中则遍历对应vector元素*it把sim_mat[task_id][*it][user_set..]数值增1。user_set是f1的全局物品-用户索引下的用户集合。</text:p>
      <text:p text:style-name="P2"><text:s text:c="3"/>开了8个线程，就有8个map，分别处理”map-ret”的8个文件。</text:p>
      <text:p text:style-name="P2"/>
      <text:p text:style-name="P2"><text:s text:c="3"/><text:span text:style-name="T1">merge</text:span>过程：</text:p>
      <text:p text:style-name="P2"><text:s text:c="3"/>merge-0是任务1归并到任务0，任务3归并到任务2，任务5归并到任务4，任务7归并到任务6；</text:p>
      <text:p text:style-name="P2"><text:s text:c="3"/>merge-1是任务2归并到任务0，任务6归并到任务4；</text:p>
      <text:p text:style-name="P2"><text:s text:c="3"/>merge-2是任务4归并到任务0。</text:p>
      <text:p text:style-name="P2"/>
      <text:p text:style-name="P2"><text:s text:c="3"/>output()函数，在输出前过滤了一下。</text:p>
      <text:p text:style-name="P2"><text:s text:c="3"/>输出文件格式：每个用户有两行，第1行是用户ID和相似用户数，第2行是相似用户ID。</text:p>
      <text:p text:style-name="P2"/>
      <text:p text:style-name="P2"><text:s text:c="3"/>程序需要运行158次，所以有了run.sh。平均每10次有3-5次出现<text:span text:style-name="T1">段错误</text:span>，段错误频发根源或许是开辟内存过大。</text:p>
      <text:p text:style-name="P2"><text:s text:c="3"/>”main.cpp”中的Mat&lt;ushort&gt; *sim_mat[nThread]，也即</text:p>
      <text:p text:style-name="P2"><text:s text:c="3"/>”main-1.cpp”中的ushort sim_mat[nThread][400][65536]</text:p>
      <text:p text:style-name="P2"><text:s text:c="3"/>其中nThread==8，消耗内存400MB。对于32位程序占用内存(动态分配内存)最大可以是3GB多。</text:p>
      <text:p text:style-name="P2"><text:s text:c="3"/>不同merge方式，cpu占用率曲线不同。”main-1.cpp”的merge方式和”main.cpp”不同。</text:p>
      <text:p text:style-name="P2"/>
      <text:p text:style-name="P2"><text:s text:c="3"/>段错误频发原因不是堆空间不足，而是栈空间不足。</text:p>
      <text:p text:style-name="P2"><text:s text:c="3"/>linux命令ulimit -a查看各种空间大小，其中包括stack size即栈空间，堆空间没有限制也就是说可以占满内存。ulimit -s 65536修改栈空间是65536KB。“main.cpp”程序中的线程函数ushort *user_set = new <text:soft-page-break/>ushort[62886]开始是直接定义数组，由于有8个线程，非常容易出现栈溢出，改成堆空间后，平均每10次出现0-1次段错误。</text:p>
      <text:p text:style-name="P2"><text:s text:c="3"/>对于多线程程序，尤其在线程数多时，<text:span text:style-name="T1">不要在线程中定义大数组消耗栈空间而是改成动态分配堆空间</text:span>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文泉驿等宽微米黑" svg:font-family="文泉驿等宽微米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background-color="#ffffff">
        <style:background-image/>
      </style:paragraph-properties>
      <style:text-properties fo:background-color="#ffffff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0:49:50</meta:creation-date>
    <dc:date>2014-11-14T17:18:19</dc:date>
    <meta:editing-duration>PT43M14S</meta:editing-duration>
    <meta:editing-cycles>34</meta:editing-cycles>
    <meta:generator>LibreOffice/3.5$Linux_X86_64 LibreOffice_project/350m1$Build-2</meta:generator>
    <meta:document-statistic meta:table-count="0" meta:image-count="0" meta:object-count="0" meta:page-count="2" meta:paragraph-count="21" meta:word-count="93" meta:character-count="1066" meta:non-whitespace-character-count="1040"/>
  </office:meta>
</office:document-meta>
</file>